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63b" officeooo:paragraph-rsid="00116441" style:font-weight-asian="bold" style:font-weight-complex="bold"/>
    </style:style>
    <style:style style:name="P2" style:family="paragraph" style:parent-style-name="Standard">
      <style:text-properties officeooo:rsid="0017c63b" officeooo:paragraph-rsid="00116441"/>
    </style:style>
    <style:style style:name="P3" style:family="paragraph" style:parent-style-name="Standard">
      <style:text-properties officeooo:paragraph-rsid="00116441"/>
    </style:style>
    <style:style style:name="P4" style:family="paragraph" style:parent-style-name="Standard">
      <style:text-properties style:text-underline-style="none" fo:font-weight="normal" officeooo:rsid="0017c63b" officeooo:paragraph-rsid="00116441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7c63b" officeooo:paragraph-rsid="0011644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2d5de" officeooo:paragraph-rsid="0012d5de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c63b" style:font-weight-asian="normal" style:font-weight-complex="normal"/>
    </style:style>
    <style:style style:name="T4" style:family="text">
      <style:text-properties style:text-underline-style="none" fo:font-weight="normal" officeooo:rsid="0012d27e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5" style:family="text">
      <style:text-properties style:text-underline-style="none" fo:font-weight="normal" officeooo:rsid="0017c63b" style:text-underline-mode="skip-white-space" style:text-overline-mode="skip-white-space" style:text-line-through-mode="skip-white-space" style:font-weight-asian="normal" style:font-weight-complex="normal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weight="normal" officeooo:rsid="0017c63b" style:font-weight-asian="normal" style:font-weight-complex="normal"/>
    </style:style>
    <style:style style:name="T9" style:family="text">
      <style:text-properties fo:font-weight="normal" officeooo:rsid="0017c63b" style:text-underline-mode="skip-white-space" style:text-overline-mode="skip-white-space" style:text-line-through-mode="skip-white-space" style:font-weight-asian="normal" style:font-weight-complex="normal"/>
    </style:style>
    <style:style style:name="T10" style:family="text">
      <style:text-properties officeooo:rsid="0017c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ugo de Cristobal Gomez</text:p>
      <text:p text:style-name="P4"/>
      <text:p text:style-name="P4">4.</text:p>
      <text:p text:style-name="P1"><text:span text:style-name="T2"/></text:p>
      <text:p text:style-name="P1"><text:span text:style-name="T2">Cliente(</text:span><text:span text:style-name="T7">#DNI</text:span><text:span text:style-name="T2">, <text:s/>Nombre, <text:s/>Direccion, Telefono, Email)</text:span></text:p>
      <text:p text:style-name="P1"><text:span text:style-name="T2"/></text:p>
      <text:p text:style-name="P3"><text:span text:style-name="T3">Cliente-Anuncio(</text:span><text:span text:style-name="supra"><text:span text:style-name="T8">#DNI-Cliente</text:span></text:span>, <text:s/><text:span text:style-name="supra"><text:span text:style-name="T10">Codigo-Anuncio</text:span></text:span><text:span text:style-name="T10">)</text:span></text:p>
      <text:p text:style-name="P1"><text:span text:style-name="T2"/></text:p>
      <text:p text:style-name="P1"><text:span text:style-name="T2">Anuncio(</text:span><text:span text:style-name="T7">#Codigo</text:span><text:span text:style-name="T2">, <text:s/>Nombre, <text:s/>Descripcion, <text:s/>pvp)</text:span></text:p>
      <text:p text:style-name="P1"><text:span text:style-name="T2"/></text:p>
      <text:p text:style-name="P1"><text:span text:style-name="T2">Banner(</text:span><text:span text:style-name="T7">#Codigo-Anuncio</text:span><text:span text:style-name="T2">, <text:s/>Marca)</text:span></text:p>
      <text:p text:style-name="P1"><text:span text:style-name="T2"/></text:p>
      <text:p text:style-name="P1"><text:span text:style-name="T2">Popup(</text:span><text:span text:style-name="T7">#Codigo-Anuncio</text:span><text:span text:style-name="T2">, <text:s/>Mensaje)</text:span></text:p>
      <text:p text:style-name="P1"><text:span text:style-name="T2"/></text:p>
      <text:p text:style-name="P1"><text:span text:style-name="T2">EnlacePatrocinado(</text:span><text:span text:style-name="T7">#Codigo-Anuncio</text:span><text:span text:style-name="T2">, <text:s/>Enlace, <text:s/>pvpExtra)</text:span></text:p>
      <text:p text:style-name="P1"><text:span text:style-name="T2"/></text:p>
      <text:p text:style-name="P1"><text:span text:style-name="T2"/></text:p>
      <text:p text:style-name="P3"><text:span text:style-name="T4">A</text:span><text:span text:style-name="T5">nuncio-Web(</text:span><text:span text:style-name="supra"><text:span text:style-name="T9">#Codigo-Anuncio</text:span></text:span>, <text:s/><text:span text:style-name="supra"><text:span text:style-name="T10">#URL-Web</text:span></text:span>, <text:s/><text:span text:style-name="T10">Fecha-Inicio, Fecha-Fin)</text:span></text:p>
      <text:p text:style-name="P3"/>
      <text:p text:style-name="P2">Web(<text:span text:style-name="T6">#URL</text:span><text:span text:style-name="T1">, Nombre, Topico)</text:span></text:p>
      <text:p text:style-name="P2"><text:span text:style-name="T1"/></text:p>
      <text:p text:style-name="P2"><text:span text:style-name="T1"/></text:p>
      <text:p text:style-name="P5">Clave Foránea:</text:p>
      <text:p text:style-name="P1"><text:span text:style-name="T2"/></text:p>
      <text:p text:style-name="P4">Cliente-Anuncio(DNI-Cliente) → Cliente(#DNI)</text:p>
      <text:p text:style-name="P1"><text:span text:style-name="T2"/></text:p>
      <text:p text:style-name="P4">Cliente-Anuncio(Codigo-Anuncio) → Anuncio(#Codigo)</text:p>
      <text:p text:style-name="P1"><text:span text:style-name="T2"/></text:p>
      <text:p text:style-name="P4">Anuncio-Web(Codigo-Anuncio) → Anuncio(#Codigo)</text:p>
      <text:p text:style-name="P1"><text:span text:style-name="T2"/></text:p>
      <text:p text:style-name="P4">Anuncio-Web(URL-Web) → Web(#URL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pra" style:family="text">
      <style:text-properties style:text-underline-style="solid" style:text-underline-width="auto" style:text-underline-color="font-color" style:text-overline-style="dash" style:text-overline-width="auto" style:text-ov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7:00:31.822000000</meta:creation-date>
    <dc:date>2024-11-15T17:11:22.533000000</dc:date>
    <meta:editing-duration>PT41S</meta:editing-duration>
    <meta:editing-cycles>2</meta:editing-cycles>
    <meta:generator>LibreOffice/24.2.3.2$Windows_X86_64 LibreOffice_project/433d9c2ded56988e8a90e6b2e771ee4e6a5ab2ba</meta:generator>
    <meta:print-date>2024-11-15T17:11:19.918000000</meta:print-date>
    <meta:printed-by>Archivos PDF</meta:printed-by>
    <meta:document-statistic meta:table-count="0" meta:image-count="0" meta:object-count="0" meta:page-count="1" meta:paragraph-count="15" meta:word-count="44" meta:character-count="560" meta:non-whitespace-character-count="519"/>
  </office:meta>
</office:document-meta>
</file>